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11c6" officeooo:paragraph-rsid="001a11c6"/>
    </style:style>
    <style:style style:name="P2" style:family="paragraph" style:parent-style-name="Standard">
      <style:text-properties officeooo:rsid="001c865f" officeooo:paragraph-rsid="001a11c6"/>
    </style:style>
    <style:style style:name="P3" style:family="paragraph" style:parent-style-name="Standard">
      <style:text-properties officeooo:rsid="001f37d3" officeooo:paragraph-rsid="001f37d3"/>
    </style:style>
    <style:style style:name="P4" style:family="paragraph" style:parent-style-name="Standard" style:list-style-name="L1">
      <style:text-properties officeooo:rsid="001f37d3" officeooo:paragraph-rsid="001f37d3"/>
    </style:style>
    <style:style style:name="P5" style:family="paragraph" style:parent-style-name="Standard" style:list-style-name="L1">
      <style:text-properties officeooo:rsid="001f37d3" officeooo:paragraph-rsid="00281349"/>
    </style:style>
    <style:style style:name="P6" style:family="paragraph" style:parent-style-name="Standard" style:list-style-name="L1">
      <style:text-properties officeooo:rsid="00281349" officeooo:paragraph-rsid="00281349"/>
    </style:style>
    <style:style style:name="P7" style:family="paragraph" style:parent-style-name="Standard" style:list-style-name="L1">
      <style:text-properties officeooo:rsid="00281c4f" officeooo:paragraph-rsid="00281c4f"/>
    </style:style>
    <style:style style:name="P8" style:family="paragraph" style:parent-style-name="Standard" style:list-style-name="L1">
      <style:text-properties officeooo:rsid="00281c4f" officeooo:paragraph-rsid="002d5ace"/>
    </style:style>
    <style:style style:name="P9" style:family="paragraph" style:parent-style-name="Standard" style:list-style-name="L1">
      <style:text-properties officeooo:rsid="0029a079" officeooo:paragraph-rsid="0029a079"/>
    </style:style>
    <style:style style:name="P10" style:family="paragraph" style:parent-style-name="Standard" style:list-style-name="L1">
      <style:text-properties officeooo:rsid="002b0230" officeooo:paragraph-rsid="002b0230"/>
    </style:style>
    <style:style style:name="P11" style:family="paragraph" style:parent-style-name="Standard" style:list-style-name="L1">
      <style:text-properties officeooo:rsid="002c48f7" officeooo:paragraph-rsid="002c48f7"/>
    </style:style>
    <style:style style:name="P12" style:family="paragraph" style:parent-style-name="Standard" style:list-style-name="L1">
      <style:text-properties officeooo:rsid="002d5ace" officeooo:paragraph-rsid="002d5ace"/>
    </style:style>
    <style:style style:name="T1" style:family="text">
      <style:text-properties officeooo:rsid="002b02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loudify Your Life. Moving to your own cloud!</text:p>
      <text:p text:style-name="P2"/>
      <text:p text:style-name="P3">DEMO!</text:p>
      <text:list xml:id="list2772967050431855939" text:style-name="L1">
        <text:list-item>
          <text:p text:style-name="P4">Syncthing</text:p>
          <text:list>
            <text:list-item>
              <text:p text:style-name="P4">Setup </text:p>
            </text:list-item>
            <text:list-item>
              <text:p text:style-name="P6">Ubuntu Install:</text:p>
              <text:list>
                <text:list-item>
                  <text:p text:style-name="P6">sudo add-apt-repository ppa:ytvwld/syncthing</text:p>
                </text:list-item>
                <text:list-item>
                  <text:p text:style-name="P6">sudo apt-get update</text:p>
                </text:list-item>
                <text:list-item>
                  <text:p text:style-name="P6">sudo apt-get install syncthing</text:p>
                </text:list-item>
              </text:list>
            </text:list-item>
            <text:list-item>
              <text:p text:style-name="P6">Arch Install:</text:p>
              <text:list>
                <text:list-item>
                  <text:p text:style-name="P6">yaourt syncthing-gtk</text:p>
                </text:list-item>
              </text:list>
            </text:list-item>
            <text:list-item>
              <text:p text:style-name="P6">Connect to remote server and port forward to local 9090</text:p>
              <text:list>
                <text:list-item>
                  <text:p text:style-name="P6">ssh oc@demo.mthx.org -L 9090:127.0.0.1:8080</text:p>
                </text:list-item>
              </text:list>
            </text:list-item>
            <text:list-item>
              <text:p text:style-name="P6">Feature Demo</text:p>
              <text:list>
                <text:list-item>
                  <text:p text:style-name="P6">Add devices</text:p>
                </text:list-item>
                <text:list-item>
                  <text:p text:style-name="P6">Creating a shared folder</text:p>
                </text:list-item>
                <text:list-item>
                  <text:p text:style-name="P6">Syncing Files</text:p>
                </text:list-item>
              </text:list>
            </text:list-item>
            <text:list-item>
              <text:p text:style-name="P10">Notable Benefits</text:p>
              <text:list>
                <text:list-item>
                  <text:p text:style-name="P10">After initial setup, very easy to use</text:p>
                </text:list-item>
                <text:list-item>
                  <text:p text:style-name="P10">All copies are independent</text:p>
                </text:list-item>
                <text:list-item>
                  <text:p text:style-name="P10">Verson tracking</text:p>
                </text:list-item>
              </text:list>
            </text:list-item>
            <text:list-item>
              <text:p text:style-name="P10">Notable Issues</text:p>
              <text:list>
                <text:list-item>
                  <text:p text:style-name="P10">Tricky/Confusing to set up for the first time</text:p>
                </text:list-item>
                <text:list-item>
                  <text:p text:style-name="P10">ISP sometimes throttles bittorent (grr)</text:p>
                </text:list-item>
                <text:list-item>
                  <text:p text:style-name="P10">Not particularly great for scaling or mass sharing</text:p>
                </text:list-item>
              </text:list>
            </text:list-item>
          </text:list>
        </text:list-item>
        <text:list-item>
          <text:p text:style-name="P4">Owncloud</text:p>
          <text:list>
            <text:list-item>
              <text:p text:style-name="P6">Show and briefly go over installation tutorials</text:p>
              <text:list>
                <text:list-item>
                  <text:p text:style-name="P6"><text:a xlink:type="simple" xlink:href="https://www.digitalocean.com/community/tutorials/how-to-use-the-owncloud-one-click-install-application" text:style-name="Internet_20_link" text:visited-style-name="Visited_20_Internet_20_Link">One Click Install</text:a></text:p>
                </text:list-item>
                <text:list-item>
                  <text:p text:style-name="P6"><text:a xlink:type="simple" xlink:href="https://www.digitalocean.com/community/tutorials/how-to-install-owncloud-and-configure-owncloud-apps-on-an-ubuntu-12-04-vps" text:style-name="Internet_20_link" text:visited-style-name="Visited_20_Internet_20_Link">Manual Tutorial</text:a></text:p>
                </text:list-item>
              </text:list>
            </text:list-item>
            <text:list-item>
              <text:p text:style-name="P6">Install on local machine</text:p>
              <text:list>
                <text:list-item>
                  <text:p text:style-name="P6">owncloud-client <text:s/>(Arch and Ubuntu)</text:p>
                </text:list-item>
              </text:list>
            </text:list-item>
            <text:list-item>
              <text:p text:style-name="P6">Feature Demo</text:p>
              <text:list>
                <text:list-item>
                  <text:p text:style-name="P6">Administration (Creating users, groups)</text:p>
                </text:list-item>
                <text:list-item>
                  <text:p text:style-name="P6">Adding files</text:p>
                </text:list-item>
                <text:list-item>
                  <text:p text:style-name="P6">Importing calendar</text:p>
                </text:list-item>
                <text:list-item>
                  <text:p text:style-name="P6">Importing contacts</text:p>
                </text:list-item>
                <text:list-item>
                  <text:p text:style-name="P6">Adding Apps</text:p>
                </text:list-item>
                <text:list-item>
                  <text:p text:style-name="P5">Gnome Shell Integration – GOA</text:p>
                </text:list-item>
                <text:list-item>
                  <text:p text:style-name="P6">Android Apps - Owncloud, CalDAV Sync, CardDAV-Sync</text:p>
                </text:list-item>
              </text:list>
            </text:list-item>
            <text:list-item>
              <text:p text:style-name="P10">Notable Benefits</text:p>
              <text:list>
                <text:list-item>
                  <text:p text:style-name="P11">Relatively simple setup (One click install option)</text:p>
                </text:list-item>
                <text:list-item>
                  <text:p text:style-name="P12">Very scalable</text:p>
                </text:list-item>
              </text:list>
            </text:list-item>
            <text:list-item>
              <text:p text:style-name="P7">Notable <text:span text:style-name="T1">Issues</text:span></text:p>
              <text:list>
                <text:list-item>
                  <text:p text:style-name="P7">Contact Import from Google is Broken</text:p>
                </text:list-item>
                <text:list-item>
                  <text:p text:style-name="P8">Conflict files galore</text:p>
                </text:list-item>
                <text:list-item>
                  <text:p text:style-name="P12"><text:soft-page-break/>No external calendar syncing (yet)</text:p>
                </text:list-item>
              </text:list>
            </text:list-item>
          </text:list>
        </text:list-item>
        <text:list-item>
          <text:p text:style-name="P7">Bonus - OpenELEC – Raspberry Pi</text:p>
          <text:list>
            <text:list-item>
              <text:p text:style-name="P9"><text:a xlink:type="simple" xlink:href="http://www.raspberrypi.org/help/noobs-setup/" text:style-name="Internet_20_link" text:visited-style-name="Visited_20_Internet_20_Link">NOOBS installer</text:a></text:p>
            </text:list-item>
            <text:list-item>
              <text:p text:style-name="P9">Features</text:p>
              <text:list>
                <text:list-item>
                  <text:p text:style-name="P9">Adding Plugins</text:p>
                </text:list-item>
                <text:list-item>
                  <text:p text:style-name="P9">Connecting to network share (samba)</text:p>
                </text:list-item>
                <text:list-item>
                  <text:p text:style-name="P9">Connecting to remote file system (ssh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Thomas</meta:initial-creator>
    <meta:creation-date>2014-10-08T10:08:00.708200572</meta:creation-date>
    <meta:generator>LibreOffice/4.3.5.2.0$Linux_X86_64 LibreOffice_project/430m0$Build-2</meta:generator>
    <dc:date>2015-01-29T11:17:27.364343560</dc:date>
    <meta:editing-duration>PT1H18M47S</meta:editing-duration>
    <meta:editing-cycles>14</meta:editing-cycles>
    <meta:document-statistic meta:table-count="0" meta:image-count="0" meta:object-count="0" meta:page-count="2" meta:paragraph-count="51" meta:word-count="232" meta:character-count="1316" meta:non-whitespace-character-count="1180"/>
  </office:meta>
</office:document-meta>
</file>